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7">
      <style:table-cell-properties fo:background-color="#dee6ef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/>
          <table:table-cell office:value-type="string" calcext:value-type="string">
            <text:p>Ro (Rs 100ppm)</text:p>
          </table:table-cell>
          <table:table-cell/>
          <table:table-cell office:value-type="string" calcext:value-type="string">
            <text:p>Rs clean air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formula="of:=[.$I$2]*[.C2]" office:value-type="float" office:value="110679.611650485" calcext:value-type="float">
            <text:p>110679,612</text:p>
          </table:table-cell>
          <table:table-cell/>
          <table:table-cell table:style-name="ce3" table:formula="of:=5/([.$K$5]+[.E2])*[.$K$5]" office:value-type="float" office:value="0.391406995359066" calcext:value-type="float">
            <text:p>0,391</text:p>
          </table:table-cell>
          <table:table-cell/>
          <table:table-cell table:style-name="ce3" table:formula="of:=[.$K$2]/25.75" office:value-type="float" office:value="73786.4077669903" calcext:value-type="float">
            <text:p>73786,408</text:p>
          </table:table-cell>
          <table:table-cell/>
          <table:table-cell table:style-name="ce2" office:value-type="float" office:value="1900000" calcext:value-type="float">
            <text:p>19000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I$2]*[.C3]" office:value-type="float" office:value="73786.4077669903" calcext:value-type="float">
            <text:p>73786,408</text:p>
          </table:table-cell>
          <table:table-cell/>
          <table:table-cell table:style-name="ce3" table:formula="of:=5/([.$K$5]+[.E3])*[.$K$5]" office:value-type="float" office:value="0.564996148549287" calcext:value-type="float">
            <text:p>0,565</text:p>
          </table:table-cell>
          <table:table-cell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formula="of:=[.$I$2]*[.C4]" office:value-type="float" office:value="44271.8446601942" calcext:value-type="float">
            <text:p>44271,845</text:p>
          </table:table-cell>
          <table:table-cell/>
          <table:table-cell table:style-name="ce3" table:formula="of:=5/([.$K$5]+[.E4])*[.$K$5]" office:value-type="float" office:value="0.875691906949821" calcext:value-type="float">
            <text:p>0,876</text:p>
          </table:table-cell>
          <table:table-cell table:number-columns-repeated="3"/>
          <table:table-cell office:value-type="string" calcext:value-type="string">
            <text:p>Rout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formula="of:=[.$I$2]*[.C5]" office:value-type="float" office:value="22135.9223300971" calcext:value-type="float">
            <text:p>22135,922</text:p>
          </table:table-cell>
          <table:table-cell/>
          <table:table-cell table:style-name="ce3" table:formula="of:=5/([.$K$5]+[.E5])*[.$K$5]" office:value-type="float" office:value="1.4903638938489" calcext:value-type="float">
            <text:p>1,490</text:p>
          </table:table-cell>
          <table:table-cell/>
          <table:table-cell table:style-name="ce6"/>
          <table:table-cell/>
          <table:table-cell table:style-name="ce2" office:value-type="float" office:value="9400" calcext:value-type="float">
            <text:p>94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formula="of:=[.$I$2]*[.C6]" office:value-type="float" office:value="15495.145631068" calcext:value-type="float">
            <text:p>15495,146</text:p>
          </table:table-cell>
          <table:table-cell/>
          <table:table-cell table:style-name="ce3" table:formula="of:=5/([.$K$5]+[.E6])*[.$K$5]" office:value-type="float" office:value="1.88791825910615" calcext:value-type="float">
            <text:p>1,888</text:p>
          </table:table-cell>
          <table:table-cell table:number-columns-repeated="4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formula="of:=[.$I$2]*[.C7]" office:value-type="float" office:value="6640.77669902913" calcext:value-type="float">
            <text:p>6640,777</text:p>
          </table:table-cell>
          <table:table-cell/>
          <table:table-cell table:style-name="ce3" table:formula="of:=5/([.$K$5]+[.E7])*[.$K$5]" office:value-type="float" office:value="2.93003268369447" calcext:value-type="float">
            <text:p>2,93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0]^-1.513)" office:value-type="float" office:value="54.1469408265781" calcext:value-type="float">
            <text:p>54,147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1]^-1.513)" office:value-type="float" office:value="100" calcext:value-type="float">
            <text:p>100,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2]^-1.513)" office:value-type="float" office:value="216.599354571764" calcext:value-type="float">
            <text:p>216,599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3]^-1.513)" office:value-type="float" office:value="618.180841806076" calcext:value-type="float">
            <text:p>618,181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4]^-1.513)" office:value-type="float" office:value="1060.43049191979" calcext:value-type="float">
            <text:p>1060,43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5]^-1.513)" office:value-type="float" office:value="3821.47553176069" calcext:value-type="float">
            <text:p>3821,476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 table:number-columns-repeated="4"/>
        </table:table-row>
        <table:table-row table:style-name="ro1">
          <table:table-cell table:formula="of:=100*([.C18]^-1.513)" office:value-type="float" office:value="0.53512616889689" calcext:value-type="float">
            <text:p>0,535</text:p>
          </table:table-cell>
          <table:table-cell/>
          <table:table-cell table:style-name="ce3" table:formula="of:=[.E18]/[.$I$2]" office:value-type="float" office:value="31.7212894736842" calcext:value-type="float">
            <text:p>31,721</text:p>
          </table:table-cell>
          <table:table-cell/>
          <table:table-cell table:formula="of:=[.$K$5]/[.G18]*(5-[.G18])" office:value-type="float" office:value="2340600" calcext:value-type="float">
            <text:p>2340600,000</text:p>
          </table:table-cell>
          <table:table-cell/>
          <table:table-cell table:style-name="ce8"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table:formula="of:=100*([.C19]^-1.513)" office:value-type="float" office:value="6.26093409938226" calcext:value-type="float">
            <text:p>6,261</text:p>
          </table:table-cell>
          <table:table-cell/>
          <table:table-cell table:style-name="ce3" table:formula="of:=[.E19]/[.$I$2]" office:value-type="float" office:value="6.24234210526316" calcext:value-type="float">
            <text:p>6,242</text:p>
          </table:table-cell>
          <table:table-cell/>
          <table:table-cell table:formula="of:=[.$K$5]/[.G19]*(5-[.G19])" office:value-type="float" office:value="460600" calcext:value-type="float">
            <text:p>460600,000</text:p>
          </table:table-cell>
          <table:table-cell/>
          <table:table-cell table:style-name="ce8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formula="of:=100*([.C20]^-1.513)" office:value-type="float" office:value="35.1484518624032" calcext:value-type="float">
            <text:p>35,148</text:p>
          </table:table-cell>
          <table:table-cell/>
          <table:table-cell table:style-name="ce3" table:formula="of:=[.E20]/[.$I$2]" office:value-type="float" office:value="1.99585087719299" calcext:value-type="float">
            <text:p>1,996</text:p>
          </table:table-cell>
          <table:table-cell/>
          <table:table-cell table:formula="of:=[.$K$5]/[.G20]*(5-[.G20])" office:value-type="float" office:value="147266.666666667" calcext:value-type="float">
            <text:p>147266,667</text:p>
          </table:table-cell>
          <table:table-cell/>
          <table:table-cell table:style-name="ce8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formula="of:=100*([.C21]^-1.513)" office:value-type="float" office:value="81.3086751819078" calcext:value-type="float">
            <text:p>81,309</text:p>
          </table:table-cell>
          <table:table-cell/>
          <table:table-cell table:style-name="ce3" table:formula="of:=[.E21]/[.$I$2]" office:value-type="float" office:value="1.14655263157895" calcext:value-type="float">
            <text:p>1,147</text:p>
          </table:table-cell>
          <table:table-cell/>
          <table:table-cell table:formula="of:=[.$K$5]/[.G21]*(5-[.G21])" office:value-type="float" office:value="84600" calcext:value-type="float">
            <text:p>84600,000</text:p>
          </table:table-cell>
          <table:table-cell/>
          <table:table-cell table:style-name="ce8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100*([.C22]^-1.513)" office:value-type="float" office:value="183.782762638746" calcext:value-type="float">
            <text:p>183,783</text:p>
          </table:table-cell>
          <table:table-cell/>
          <table:table-cell table:style-name="ce3" table:formula="of:=[.E22]/[.$I$2]" office:value-type="float" office:value="0.668822368421053" calcext:value-type="float">
            <text:p>0,669</text:p>
          </table:table-cell>
          <table:table-cell/>
          <table:table-cell table:formula="of:=[.$K$5]/[.G22]*(5-[.G22])" office:value-type="float" office:value="49350" calcext:value-type="float">
            <text:p>49350,000</text:p>
          </table:table-cell>
          <table:table-cell/>
          <table:table-cell table:style-name="ce8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formula="of:=100*([.C23]^-1.513)" office:value-type="float" office:value="277.325008368618" calcext:value-type="float">
            <text:p>277,325</text:p>
          </table:table-cell>
          <table:table-cell/>
          <table:table-cell table:style-name="ce3" table:formula="of:=[.E23]/[.$I$2]" office:value-type="float" office:value="0.509578947368421" calcext:value-type="float">
            <text:p>0,510</text:p>
          </table:table-cell>
          <table:table-cell/>
          <table:table-cell table:formula="of:=[.$K$5]/[.G23]*(5-[.G23])" office:value-type="float" office:value="37600" calcext:value-type="float">
            <text:p>37600,00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100*([.C24]^-1.513)" office:value-type="float" office:value="626.840322668779" calcext:value-type="float">
            <text:p>626,840</text:p>
          </table:table-cell>
          <table:table-cell/>
          <table:table-cell table:style-name="ce3" table:formula="of:=[.E24]/[.$I$2]" office:value-type="float" office:value="0.297254385964912" calcext:value-type="float">
            <text:p>0,297</text:p>
          </table:table-cell>
          <table:table-cell/>
          <table:table-cell table:formula="of:=[.$K$5]/[.G24]*(5-[.G24])" office:value-type="float" office:value="21933.3333333333" calcext:value-type="float">
            <text:p>21933,333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formula="of:=100*([.C25]^-1.513)" office:value-type="float" office:value="1223.15001983715" calcext:value-type="float">
            <text:p>1223,150</text:p>
          </table:table-cell>
          <table:table-cell/>
          <table:table-cell table:style-name="ce3" table:formula="of:=[.E25]/[.$I$2]" office:value-type="float" office:value="0.191092105263158" calcext:value-type="float">
            <text:p>0,191</text:p>
          </table:table-cell>
          <table:table-cell/>
          <table:table-cell table:formula="of:=[.$K$5]/[.G25]*(5-[.G25])" office:value-type="float" office:value="14100" calcext:value-type="float">
            <text:p>14100,00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100*([.C26]^-1.513)" office:value-type="float" office:value="2258.94575236421" calcext:value-type="float">
            <text:p>2258,946</text:p>
          </table:table-cell>
          <table:table-cell/>
          <table:table-cell table:style-name="ce3" table:formula="of:=[.E26]/[.$I$2]" office:value-type="float" office:value="0.127394736842105" calcext:value-type="float">
            <text:p>0,127</text:p>
          </table:table-cell>
          <table:table-cell/>
          <table:table-cell table:formula="of:=[.$K$5]/[.G26]*(5-[.G26])" office:value-type="float" office:value="9400" calcext:value-type="float">
            <text:p>9400,000</text:p>
          </table:table-cell>
          <table:table-cell/>
          <table:table-cell table:style-name="ce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formula="of:=100*([.C27]^-1.513)" office:value-type="float" office:value="4171.8806600712" calcext:value-type="float">
            <text:p>4171,881</text:p>
          </table:table-cell>
          <table:table-cell/>
          <table:table-cell table:style-name="ce3" table:formula="of:=[.E27]/[.$I$2]" office:value-type="float" office:value="0.0849298245614036" calcext:value-type="float">
            <text:p>0,085</text:p>
          </table:table-cell>
          <table:table-cell/>
          <table:table-cell table:formula="of:=[.$K$5]/[.G27]*(5-[.G27])" office:value-type="float" office:value="6266.66666666667" calcext:value-type="float">
            <text:p>6266,667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04:35:26.267000000</meta:creation-date>
    <dc:date>2024-02-20T13:09:32.057000000</dc:date>
    <meta:editing-duration>PT46M44S</meta:editing-duration>
    <meta:editing-cycles>19</meta:editing-cycles>
    <meta:generator>LibreOffice/7.3.6.2$Windows_X86_64 LibreOffice_project/c28ca90fd6e1a19e189fc16c05f8f8924961e12e</meta:generator>
    <meta:document-statistic meta:table-count="1" meta:cell-count="92" meta:object-count="0"/>
  </office:meta>
</office:document-meta>
</file>